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DefaultsRule.AddDefaults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DefaultsRule.addDescriptor( NodeDescriptor node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DefaultsRule.addDefaultProperti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AddDefaultsRule.addDescriptor( Descriptor nodeDescripto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ddDefaultsRule.getRootElementDescrip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ddDefaultsRule.addAdders( boolean guess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dDefaultsRule.begin( String name , String namespace , Attributes attribut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